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2" style:family="graphic" style:parent-style-name="standard">
      <style:graphic-properties draw:stroke="none" svg:stroke-color="#ff4000" draw:fill="none" draw:fill-color="#ffffff" draw:auto-grow-height="true" draw:auto-grow-width="false" fo:max-height="0cm" fo:min-height="7.075cm"/>
      <style:paragraph-properties style:writing-mode="lr-tb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1.35cm" fo:min-width="1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4cm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0.741cm" fo:min-width="1.3cm"/>
    </style:style>
    <style:style style:name="gr7" style:family="graphic" style:parent-style-name="standard">
      <style:graphic-properties draw:fill-color="#f6f9d4" draw:textarea-horizontal-align="justify" draw:textarea-vertical-align="middle" draw:auto-grow-height="false" fo:min-height="1.35cm" fo:min-width="1.3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dee6ef"/>
      <style:paragraph-properties fo:text-align="center"/>
    </style:style>
    <style:style style:name="P5" style:family="paragraph">
      <loext:graphic-properties draw:fill-color="#f6f9d4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6cm" svg:height="7.325cm" svg:x="0.8cm" svg:y="4.878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2" draw:text-style-name="P1" draw:layer="layout" svg:width="1.6cm" svg:height="7.325cm" svg:x="5cm" svg:y="4.879cm">
          <draw:text-box>
            <text:p/>
            <text:p><text:s text:c="3"/></text:p>
            <text:p><text:s text:c="3"/>4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3" draw:text-style-name="P2" draw:layer="layout" svg:width="1.4cm" svg:height="0.8cm" svg:x="3.2cm" svg:y="6.30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6cm" svg:height="7.325cm" svg:x="9.1cm" svg:y="4.88cm">
          <draw:text-box>
            <text:p/>
            <text:p><text:s text:c="3"/></text:p>
            <text:p/>
            <text:p><text:s text:c="3"/>3</text:p>
            <text:p>+ 2</text:p>
            <text:p>+ 1</text:p>
            <text:p>-----</text:p>
            <text:p><text:s/>?? </text:p>
          </draw:text-box>
        </draw:frame>
        <draw:custom-shape draw:style-name="gr3" draw:text-style-name="P2" draw:layer="layout" svg:width="1.4cm" svg:height="0.8cm" svg:x="7.3cm" svg:y="7.204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6cm" svg:height="7.325cm" svg:x="13.1cm" svg:y="4.88cm">
          <draw:text-box>
            <text:p/>
            <text:p><text:s text:c="3"/></text:p>
            <text:p/>
            <text:p/>
            <text:p><text:s text:c="3"/>2</text:p>
            <text:p>+ 1</text:p>
            <text:p>-----</text:p>
            <text:p><text:s/>?? </text:p>
          </draw:text-box>
        </draw:frame>
        <draw:custom-shape draw:style-name="gr3" draw:text-style-name="P2" draw:layer="layout" svg:width="1.4cm" svg:height="0.8cm" svg:x="11.3cm" svg:y="7.904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6cm" svg:height="7.325cm" svg:x="17.1cm" svg:y="4.88cm">
          <draw:text-box>
            <text:p/>
            <text:p><text:s text:c="3"/></text:p>
            <text:p/>
            <text:p/>
            <text:p><text:s/></text:p>
            <text:p><text:s text:c="3"/>1 -----</text:p>
            <text:p><text:s/>?? </text:p>
          </draw:text-box>
        </draw:frame>
        <draw:custom-shape draw:style-name="gr3" draw:text-style-name="P2" draw:layer="layout" svg:width="1.4cm" svg:height="0.8cm" svg:x="15.3cm" svg:y="9.404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1.8cm" svg:height="1.6cm" svg:x="2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1.6cm" svg:height="1.824cm" svg:x="2.5cm" svg:y="3.978cm">
          <draw:text-box>
            <text:p/>
            <text:p><text:s text:c="3"/>0 </text:p>
          </draw:text-box>
        </draw:frame>
        <draw:custom-shape draw:style-name="gr4" draw:text-style-name="P3" draw:layer="layout" svg:width="1.8cm" svg:height="1.6cm" svg:x="2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1.6cm" svg:height="1.824cm" svg:x="2.5cm" svg:y="3.979cm">
          <draw:text-box>
            <text:p/>
            <text:p><text:s text:c="3"/>0 </text:p>
          </draw:text-box>
        </draw:frame>
        <draw:custom-shape draw:style-name="gr4" draw:text-style-name="P3" draw:layer="layout" svg:width="1.8cm" svg:height="1.6cm" svg:x="6.3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1.6cm" svg:height="1.824cm" svg:x="6.8cm" svg:y="3.979cm">
          <draw:text-box>
            <text:p/>
            <text:p><text:s text:c="3"/>0 </text:p>
          </draw:text-box>
        </draw:frame>
        <draw:custom-shape draw:style-name="gr4" draw:text-style-name="P3" draw:layer="layout" svg:width="1.8cm" svg:height="1.6cm" svg:x="6.3cm" svg:y="4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1.6cm" svg:height="1.824cm" svg:x="6.8cm" svg:y="3.98cm">
          <draw:text-box>
            <text:p/>
            <text:p><text:s text:c="3"/>5 </text:p>
          </draw:text-box>
        </draw:frame>
        <draw:custom-shape draw:style-name="gr4" draw:text-style-name="P3" draw:layer="layout" svg:width="1.8cm" svg:height="1.6cm" svg:x="10.3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1.6cm" svg:height="1.824cm" svg:x="10.8cm" svg:y="3.979cm">
          <draw:text-box>
            <text:p/>
            <text:p><text:s text:c="3"/>0 </text:p>
          </draw:text-box>
        </draw:frame>
        <draw:custom-shape draw:style-name="gr4" draw:text-style-name="P3" draw:layer="layout" svg:width="1.8cm" svg:height="1.6cm" svg:x="10.3cm" svg:y="4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1.6cm" svg:height="1.824cm" svg:x="10.8cm" svg:y="3.98cm">
          <draw:text-box>
            <text:p/>
            <text:p><text:s text:c="3"/>9 </text:p>
          </draw:text-box>
        </draw:frame>
        <draw:custom-shape draw:style-name="gr4" draw:text-style-name="P3" draw:layer="layout" svg:width="1.8cm" svg:height="1.6cm" svg:x="14.3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1.6cm" svg:height="1.824cm" svg:x="14.8cm" svg:y="3.979cm">
          <draw:text-box>
            <text:p/>
            <text:p><text:s text:c="3"/>0 </text:p>
          </draw:text-box>
        </draw:frame>
        <draw:custom-shape draw:style-name="gr4" draw:text-style-name="P3" draw:layer="layout" svg:width="1.8cm" svg:height="1.6cm" svg:x="14.3cm" svg:y="4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1.6cm" svg:height="1.824cm" svg:x="14.8cm" svg:y="3.98cm">
          <draw:text-box>
            <text:p/>
            <text:p><text:s text:c="2"/>12 </text:p>
          </draw:text-box>
        </draw:frame>
        <draw:custom-shape draw:style-name="gr4" draw:text-style-name="P3" draw:layer="layout" svg:width="1.8cm" svg:height="1.6cm" svg:x="18.2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1.6cm" svg:height="1.824cm" svg:x="18.7cm" svg:y="3.979cm">
          <draw:text-box>
            <text:p/>
            <text:p><text:s text:c="3"/>0 </text:p>
          </draw:text-box>
        </draw:frame>
        <draw:custom-shape draw:style-name="gr4" draw:text-style-name="P3" draw:layer="layout" svg:width="1.8cm" svg:height="1.6cm" svg:x="18.2cm" svg:y="4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1.6cm" svg:height="1.824cm" svg:x="18.7cm" svg:y="3.98cm">
          <draw:text-box>
            <text:p/>
            <text:p><text:s text:c="2"/>14 </text:p>
          </draw:text-box>
        </draw:frame>
        <draw:frame draw:style-name="gr1" draw:text-style-name="P1" draw:layer="layout" svg:width="1.6cm" svg:height="7.325cm" svg:x="20.4cm" svg:y="4.88cm">
          <draw:text-box>
            <text:p/>
            <text:p><text:s text:c="3"/></text:p>
            <text:p/>
            <text:p/>
            <text:p><text:s text:c="3"/></text:p>
            <text:p/>
            <text:p>-----</text:p>
            <text:p><text:s/>?? </text:p>
          </draw:text-box>
        </draw:frame>
        <draw:custom-shape draw:style-name="gr6" draw:text-style-name="P4" draw:layer="layout" svg:width="1.8cm" svg:height="0.991cm" svg:x="24.3cm" svg:y="9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6cm" svg:height="7.325cm" svg:x="24.4cm" svg:y="4.88cm">
          <draw:text-box>
            <text:p/>
            <text:p><text:s text:c="3"/></text:p>
            <text:p/>
            <text:p/>
            <text:p><text:s/></text:p>
            <text:p><text:s text:c="4"/>-----</text:p>
            <text:p><text:s/>15 </text:p>
          </draw:text-box>
        </draw:frame>
        <draw:custom-shape draw:style-name="gr3" draw:text-style-name="P2" draw:layer="layout" svg:width="1.4cm" svg:height="0.8cm" svg:x="22.6cm" svg:y="9.404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1.8cm" svg:height="1.6cm" svg:x="21.6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1.6cm" svg:height="1.824cm" svg:x="22.1cm" svg:y="3.979cm">
          <draw:text-box>
            <text:p/>
            <text:p><text:s text:c="3"/>0 </text:p>
          </draw:text-box>
        </draw:frame>
        <draw:custom-shape draw:style-name="gr4" draw:text-style-name="P3" draw:layer="layout" svg:width="1.8cm" svg:height="1.6cm" svg:x="21.6cm" svg:y="4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1.6cm" svg:height="1.824cm" svg:x="22.1cm" svg:y="3.98cm">
          <draw:text-box>
            <text:p/>
            <text:p><text:s text:c="2"/>15 </text:p>
          </draw:text-box>
        </draw:frame>
        <draw:custom-shape draw:style-name="gr4" draw:text-style-name="P3" draw:layer="layout" svg:width="1.8cm" svg:height="1.6cm" svg:x="25.5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1.6cm" svg:height="1.824cm" svg:x="26cm" svg:y="3.979cm">
          <draw:text-box>
            <text:p/>
            <text:p><text:s text:c="3"/>0 </text:p>
          </draw:text-box>
        </draw:frame>
        <draw:custom-shape draw:style-name="gr4" draw:text-style-name="P3" draw:layer="layout" svg:width="1.8cm" svg:height="1.6cm" svg:x="25.5cm" svg:y="4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1.6cm" svg:height="1.824cm" svg:x="26cm" svg:y="3.98cm">
          <draw:text-box>
            <text:p/>
            <text:p><text:s text:c="2"/>15 </text:p>
          </draw:text-box>
        </draw:frame>
        <draw:custom-shape draw:style-name="gr3" draw:text-style-name="P2" draw:layer="layout" svg:width="1.4cm" svg:height="0.8cm" svg:x="18.8cm" svg:y="9.405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1.8cm" svg:height="1.6cm" svg:x="3.6cm" svg:y="22.8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8cm" svg:height="1.6cm" svg:x="3.6cm" svg:y="22.8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8cm" svg:height="1.6cm" svg:x="3.6cm" svg:y="22.8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8cm" svg:height="1.6cm" svg:x="3.6cm" svg:y="22.8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7T20:36:15.025000000</meta:creation-date>
    <dc:date>2023-09-17T20:53:44.636000000</dc:date>
    <meta:editing-duration>PT7M18S</meta:editing-duration>
    <meta:editing-cycles>1</meta:editing-cycles>
    <meta:document-statistic meta:object-count="69"/>
    <meta:generator>LibreOffice/7.3.5.2$Windows_X86_64 LibreOffice_project/184fe81b8c8c30d8b5082578aee2fed2ea847c01</meta:generator>
  </office:meta>
</office:document-meta>
</file>